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49183" officeooo:paragraph-rsid="000599d8"/>
    </style:style>
    <style:style style:name="P2" style:family="paragraph" style:parent-style-name="Standard">
      <style:text-properties style:font-name="Verdana" officeooo:rsid="000d3c2a" officeooo:paragraph-rsid="000599d8"/>
    </style:style>
    <style:style style:name="P3" style:family="paragraph" style:parent-style-name="Standard">
      <style:text-properties style:font-name="Verdana" officeooo:rsid="000bbb13" officeooo:paragraph-rsid="000599d8"/>
    </style:style>
    <style:style style:name="T1" style:family="text">
      <style:text-properties officeooo:rsid="000599d8"/>
    </style:style>
    <style:style style:name="T2" style:family="text">
      <style:text-properties officeooo:rsid="000f2a21"/>
    </style:style>
    <style:style style:name="T3" style:family="text">
      <style:text-properties officeooo:rsid="00070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.SnippetFile-08AUG2024.2024082<text:span text:style-name="T1">8</text:span> ==&gt;</text:p>
      <text:p text:style-name="P1"/>
      <text:p text:style-name="P3">8/28/2024</text:p>
      <text:p text:style-name="P3"/>
      <text:p text:style-name="P2">Why would I want to leave my church, a place of solace and stability? I made the mistake of getting involved in church politics, something that is always a bad idea. I'm a person who doesn't easily work with groups of people. I'm not a leader, you might say. My main reason for being a part of a church, aside from the regular liturgy, is to have more structure in my life. Sunday mornings can be boring and aimless sometimes. I often wind up taking some reading to the park or hanging out in book stores. Churches can be uplifting places <text:span text:style-name="T3">at their best</text:span>. They can be places for meaningful conversations with other people, including study and discussion groups.</text:p>
      <text:p text:style-name="P2">How far can I go in <text:s/>making allowances for the many bad decisions that church leaders make? The answer is th<text:span text:style-name="T2">at there comes a point where a church becomes a mass of contradictions and leaves one bewildered. It's at that point that I cast around for a change, tentatively at first, but then with a sense of conviction and enthusiasm for new opportunities. It can be more than just a welcome change, becoming an affirmation of a basic life energy. And at that point I move forward with a new commitment, making a definitive break with the pas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8S</meta:editing-duration>
    <meta:editing-cycles>8</meta:editing-cycles>
    <meta:generator>LibreOffice/5.4.3.2$Windows_X86_64 LibreOffice_project/92a7159f7e4af62137622921e809f8546db437e5</meta:generator>
    <dc:date>2024-09-17T14:12:24.208000000</dc:date>
    <meta:document-statistic meta:table-count="0" meta:image-count="0" meta:object-count="0" meta:page-count="1" meta:paragraph-count="4" meta:word-count="220" meta:character-count="1246" meta:non-whitespace-character-count="1029"/>
    <meta:user-defined meta:name="Info 1"/>
    <meta:user-defined meta:name="Info 2"/>
    <meta:user-defined meta:name="Info 3"/>
    <meta:user-defined meta:name="Info 4"/>
  </office:meta>
</office:document-meta>
</file>